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709cm" fo:margin-left="2.653cm" table:align="left"/>
    </style:style>
    <style:style style:name="Tabela1.A" style:family="table-column">
      <style:table-column-properties style:column-width="5.865cm"/>
    </style:style>
    <style:style style:name="Tabela1.B" style:family="table-column">
      <style:table-column-properties style:column-width="5.84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23b" officeooo:paragraph-rsid="0012223b"/>
    </style:style>
    <style:style style:name="P2" style:family="paragraph" style:parent-style-name="Standard">
      <style:text-properties officeooo:rsid="00135e72" officeooo:paragraph-rsid="00135e72"/>
    </style:style>
    <style:style style:name="P3" style:family="paragraph" style:parent-style-name="Standard">
      <style:text-properties fo:font-weight="bold" officeooo:rsid="0012223b" officeooo:paragraph-rsid="0012223b" style:font-weight-asian="bold" style:font-weight-complex="bold"/>
    </style:style>
    <style:style style:name="P4" style:family="paragraph" style:parent-style-name="Standard">
      <style:text-properties fo:font-weight="bold" officeooo:rsid="00135e72" officeooo:paragraph-rsid="00135e7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2223b" officeooo:paragraph-rsid="0012223b" style:font-weight-asian="bold" style:font-weight-complex="bold"/>
    </style:style>
    <style:style style:name="P6" style:family="paragraph" style:parent-style-name="Standard">
      <style:text-properties officeooo:rsid="00153c91" officeooo:paragraph-rsid="00153c91"/>
    </style:style>
    <style:style style:name="P7" style:family="paragraph" style:parent-style-name="Standard">
      <style:text-properties officeooo:rsid="001ac372" officeooo:paragraph-rsid="001ac372"/>
    </style:style>
    <style:style style:name="P8" style:family="paragraph" style:parent-style-name="Standard">
      <style:text-properties officeooo:rsid="001b8776" officeooo:paragraph-rsid="001b8776"/>
    </style:style>
    <style:style style:name="P9" style:family="paragraph" style:parent-style-name="Table_20_Contents">
      <style:paragraph-properties fo:text-align="center" style:justify-single-word="false"/>
      <style:text-properties officeooo:rsid="00153c91" officeooo:paragraph-rsid="00153c91"/>
    </style:style>
    <style:style style:name="P10" style:family="paragraph" style:parent-style-name="Standard">
      <style:text-properties officeooo:rsid="0012223b" officeooo:paragraph-rsid="001f6a4e"/>
    </style:style>
    <style:style style:name="P11" style:family="paragraph" style:parent-style-name="Standard">
      <style:text-properties officeooo:rsid="00153c91" officeooo:paragraph-rsid="001779fd"/>
    </style:style>
    <style:style style:name="P12" style:family="paragraph" style:parent-style-name="Standard">
      <style:text-properties officeooo:rsid="0022cfaa" officeooo:paragraph-rsid="0022cfaa"/>
    </style:style>
    <style:style style:name="P13" style:family="paragraph" style:parent-style-name="Standard">
      <style:text-properties officeooo:rsid="002483d7" officeooo:paragraph-rsid="002483d7"/>
    </style:style>
    <style:style style:name="T1" style:family="text">
      <style:text-properties officeooo:rsid="0012f590"/>
    </style:style>
    <style:style style:name="T2" style:family="text">
      <style:text-properties officeooo:rsid="00135e7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e72" style:font-weight-asian="bold" style:font-weight-complex="bold"/>
    </style:style>
    <style:style style:name="T5" style:family="text">
      <style:text-properties officeooo:rsid="00153c9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79fd" style:font-weight-asian="normal" style:font-weight-complex="normal"/>
    </style:style>
    <style:style style:name="T8" style:family="text">
      <style:text-properties officeooo:rsid="001942e2"/>
    </style:style>
    <style:style style:name="T9" style:family="text">
      <style:text-properties officeooo:rsid="001f6a4e"/>
    </style:style>
    <style:style style:name="T10" style:family="text">
      <style:text-properties officeooo:rsid="002117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licação OCR </text:p>
      <text:p text:style-name="P1"/>
      <text:p text:style-name="P2"><text:span text:style-name="T3">Cliente:</text:span> Sigma</text:p>
      <text:p text:style-name="P2"><text:span text:style-name="T3">Autor:</text:span> Adriano Dib</text:p>
      <text:p text:style-name="P2"><text:span text:style-name="T3">Data:</text:span> 09/02/2017</text:p>
      <text:p text:style-name="P6"><text:span text:style-name="T3">Versão:</text:span> 1.0</text:p>
      <text:p text:style-name="P1"/>
      <text:p text:style-name="P2"><text:span text:style-name="T3">Motivação:</text:span> Dificuldade de encontrar documentos físicos separados em pastas no armário e necessidade de se ter um campo de pesquisa para os dados dos documentos impressos e também um <text:s/>documento digitalizado para ser enviado ao departamento comercial.</text:p>
      <text:p text:style-name="P1"/>
      <text:p text:style-name="P1"><text:span text:style-name="T4">Descrição:</text:span><text:span text:style-name="T2"> </text:span>Desenvolver uma aplicação onde executará um OCR em imagens digitalizadas e gravadas em disco, persistindo na base de dados o resultado e o caminho da pasta em disco, mais o armário, gaveta e pasta onde se encontra o <text:span text:style-name="T3">arquivo físico</text:span>.</text:p>
      <text:p text:style-name="P1"/>
      <text:p text:style-name="P3">Requisitos:</text:p>
      <text:p text:style-name="P1"/>
      <text:p text:style-name="P1"><text:span text:style-name="T3">01)</text:span> Scanner com capacidade de bandeja.</text:p>
      <text:p text:style-name="P1"><text:span text:style-name="T3">02)</text:span> Imagens devem ser escaneadas em 200 dpi, preto e branco, página inteira e salvas em JPG.</text:p>
      <text:p text:style-name="P10"><text:span text:style-name="T3">03)</text:span> Programa Java que contém o core do OCR (api). <text:span text:style-name="T9">https://asprise.com/</text:span></text:p>
      <text:p text:style-name="P1"><text:span text:style-name="T3">0</text:span><text:span text:style-name="T4">4</text:span><text:span text:style-name="T3">)</text:span> Software Java deve permitir <text:span text:style-name="T3">pesquisa no conteúdo </text:span>dos arquivos renderizados.</text:p>
      <text:p text:style-name="P1"><text:span text:style-name="T3">0</text:span><text:span text:style-name="T4">5</text:span><text:span text:style-name="T3">)</text:span> Ao encontrar o que deseja, o software <text:span text:style-name="T3">deve apontar qual o caminho das pastas físicas</text:span> (Armário, gaveta, pasta, <text:span text:style-name="T1">número do atestado</text:span>) para consulta do arquivo físico <text:span text:style-name="T2">e o arquivo lógico digitalizado.</text:span></text:p>
      <text:p text:style-name="P7"><text:span text:style-name="T3">06)</text:span> Driver para windows se comunicar com o scanner, ex: TWAIN.</text:p>
      <text:p text:style-name="P7"><text:span text:style-name="T3">07)</text:span> Interface para escanear os papéis <text:span text:style-name="T10">(disponibilizado pelo fabricante do Scanner).</text:span></text:p>
      <text:p text:style-name="P8"><text:span text:style-name="T3">08)</text:span> O Software deve ser capaz de gravar o n<text:span text:style-name="T10">º</text:span> de cópias autenticadas <text:span text:style-name="T10">(usuário entra com esse dado)</text:span></text:p>
      <text:p text:style-name="P8"><text:span text:style-name="T3">09)</text:span> O Software deve ser capaz de pesquisar o número de cópias autenticadas</text:p>
      <text:p text:style-name="P8"><text:span text:style-name="T3">10)</text:span> O Software deve ser capaz de atualizar o número de cópias autenticadas</text:p>
      <text:p text:style-name="P8"><text:span text:style-name="T3">11)</text:span> Gravar tudo na mesma pasta, não vincular arquivo lógico com o físico.</text:p>
      <text:p text:style-name="P1"/>
      <text:p text:style-name="P4"><text:span text:style-name="T8">Etapas</text:span>:</text:p>
      <text:p text:style-name="P2"/>
      <text:p text:style-name="P2"><text:span text:style-name="T3">01)</text:span> Destrinchar o software do scanner para descobrir os recursos que ele tem para executar o escaneamento em lote. <text:span text:style-name="T5">É necessário renomear os arquivos na sequência, exemplo:</text:span>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Atestado nº</text:p>
          </table:table-cell>
          <table:table-cell table:style-name="Tabela1.B1" office:value-type="string">
            <text:p text:style-name="P9">Folha nº</text:p>
          </table:table-cell>
        </table:table-row>
        <table:table-row>
          <table:table-cell table:style-name="Tabela1.A2" office:value-type="string">
            <text:p text:style-name="P9">660</text:p>
          </table:table-cell>
          <table:table-cell table:style-name="Tabela1.B2" office:value-type="string">
            <text:p text:style-name="P9">1</text:p>
          </table:table-cell>
        </table:table-row>
        <table:table-row>
          <table:table-cell table:style-name="Tabela1.A2" office:value-type="string">
            <text:p text:style-name="P9">660</text:p>
          </table:table-cell>
          <table:table-cell table:style-name="Tabela1.B2" office:value-type="string">
            <text:p text:style-name="P9">2</text:p>
          </table:table-cell>
        </table:table-row>
        <table:table-row>
          <table:table-cell table:style-name="Tabela1.A2" office:value-type="string">
            <text:p text:style-name="P9">661</text:p>
          </table:table-cell>
          <table:table-cell table:style-name="Tabela1.B2" office:value-type="string">
            <text:p text:style-name="P9">1</text:p>
          </table:table-cell>
        </table:table-row>
      </table:table>
      <text:p text:style-name="P2"/>
      <text:p text:style-name="P2"/>
      <text:p text:style-name="P2"><text:span text:style-name="T3">02)</text:span> Verificar se o scanner não tem um software de reconhecimento de texto OCR. Fazer uma comparação no texto gerado pelo OCR do scanner com o texto gerado pelo OCR da api Java.</text:p>
      <text:p text:style-name="P2"/>
      <text:p text:style-name="P11"><text:span text:style-name="T3">03) </text:span><text:span text:style-name="T6">Fazer com que o software leia arquivo por arquivo em sequ</text:span><text:span text:style-name="T7">ência, salvando na base de dados o conteúdo do resultado do OCR + caminho do arquivo lógico + caminho do arquivo físico + número do atestado. O usuário terá que entrar com esses dados, exceto o resultado do OCR.</text:span></text:p>
      <text:p text:style-name="P11"><text:span text:style-name="T7"/></text:p>
      <text:p text:style-name="P13"><text:span text:style-name="T7"/></text:p>
      <text:p text:style-name="P13"><text:span text:style-name="T7"/></text:p>
      <text:p text:style-name="P13"><text:soft-page-break/><text:span text:style-name="T7">0</text:span><text:span text:style-name="T6">4</text:span><text:span text:style-name="T7">) Nome do log arquivo.txt</text:span></text:p>
      <text:p text:style-name="P13"><text:span text:style-name="T7">0</text:span><text:span text:style-name="T6">5</text:span><text:span text:style-name="T7">) Abstrair o Logger</text:span></text:p>
      <text:p text:style-name="P13"><text:span text:style-name="T7">0</text:span><text:span text:style-name="T6">6</text:span><text:span text:style-name="T7">) Tela de Login</text:span></text:p>
      <text:p text:style-name="P13"><text:span text:style-name="T7">0</text:span><text:span text:style-name="T6">7</text:span><text:span text:style-name="T7">) Mascara regex</text:span></text:p>
      <text:p text:style-name="P13"><text:span text:style-name="T7">0</text:span><text:span text:style-name="T6">8</text:span><text:span text:style-name="T7">) Pesquisa ignore case</text:span></text:p>
      <text:p text:style-name="P13"><text:span text:style-name="T7">0</text:span><text:span text:style-name="T6">9</text:span><text:span text:style-name="T7">) Pesquisa múltipla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2"><text:span text:style-name="T7">P</text:span><text:span text:style-name="T6">roblemas encontrados</text:span></text:p>
      <text:p text:style-name="P12"><text:span text:style-name="T6"/></text:p>
      <text:p text:style-name="P12"><text:span text:style-name="T6">A Api é proprietária, sendo que de vez em quando aparece um popup cobrando um pagamento.</text:span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>O que falta</text:span></text:p>
      <text:p text:style-name="P12"><text:span text:style-name="T6"/></text:p>
      <text:p text:style-name="P13"><text:span text:style-name="T7">Nome do log arquivo.txt</text:span></text:p>
      <text:p text:style-name="P13"><text:span text:style-name="T7">Abstrair o Logger</text:span></text:p>
      <text:p text:style-name="P13"><text:span text:style-name="T7">Tela de Login</text:span></text:p>
      <text:p text:style-name="P13"><text:span text:style-name="T7">Mascara regex</text:span></text:p>
      <text:p text:style-name="P13"><text:span text:style-name="T7">Pesquisa ignore case</text:span></text:p>
      <text:p text:style-name="P13"><text:span text:style-name="T7">Pesquisa múltipla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6:28:48.192000000</meta:creation-date>
    <dc:date>2017-03-07T16:53:13.822000000</dc:date>
    <meta:editing-duration>P7DT1H55M57S</meta:editing-duration>
    <meta:editing-cycles>12</meta:editing-cycles>
    <meta:generator>LibreOffice/5.1.6.2$Windows_x86 LibreOffice_project/07ac168c60a517dba0f0d7bc7540f5afa45f0909</meta:generator>
    <meta:document-statistic meta:table-count="1" meta:image-count="0" meta:object-count="0" meta:page-count="2" meta:paragraph-count="46" meta:word-count="428" meta:character-count="2522" meta:non-whitespace-character-count="2138"/>
  </office:meta>
</office:document-meta>
</file>